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e6e6e6" draw:fill-gradient-name="Gradient_20_11" draw:opacity-name="Transparency_20_7" draw:textarea-horizontal-align="center" draw:textarea-vertical-align="middle" draw:shadow="visible"/>
    </style:style>
    <style:style style:name="gr2" style:family="graphic" style:parent-style-name="standard">
      <style:graphic-properties draw:textarea-horizontal-align="center" draw:textarea-vertical-align="middle" draw:shadow="visible"/>
    </style:style>
    <style:style style:name="gr3" style:family="graphic" style:parent-style-name="standard">
      <style:graphic-properties draw:opacity-name="Transparency_20_2" draw:textarea-horizontal-align="center" draw:textarea-vertical-align="middle" draw:shadow="visible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fo:min-height="0.2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family="Calibri" style:font-family-generic="swiss" style:font-pitch="variable" fo:text-shadow="none" fo:font-weight="bold" style:font-weight-asian="bold" style:font-weight-complex="bold"/>
    </style:style>
  </office:automatic-styles>
  <office:body>
    <office:drawing>
      <draw:page draw:name="page1" draw:style-name="dp1" draw:master-page-name="Predeterminado">
        <draw:g>
          <draw:path draw:style-name="gr1" draw:text-style-name="P1" draw:layer="layout" svg:width="14.999cm" svg:height="9.999cm" svg:x="2.5cm" svg:y="5.5cm" svg:viewBox="0 0 15000 10000" svg:d="m0 10000c0-3333 0-6667 0-10000 5000 0 10000 0 15000 0 0 3333 0 6667 0 10000-5000 0-10000 0-15000 0z">
            <text:p/>
          </draw:path>
          <draw:path draw:style-name="gr2" draw:text-style-name="P1" draw:layer="layout" svg:width="14.999cm" svg:height="1.499cm" svg:x="2.5cm" svg:y="5.5cm" svg:viewBox="0 0 15000 1500" svg:d="m0 1500c0-500 0-1000 0-1500 5000 0 10000 0 15000 0 0 500 0 1000 0 1500-5000 0-10000 0-15000 0z">
            <text:p/>
          </draw:path>
          <draw:path draw:style-name="gr3" draw:text-style-name="P1" draw:layer="layout" svg:width="3.499cm" svg:height="8.499cm" svg:x="2.5cm" svg:y="7cm" svg:viewBox="0 0 3500 8500" svg:d="m0 8500c0-2833 0-5667 0-8500 1167 0 2333 0 3500 0 0 2833 0 5667 0 8500-1167 0-2333 0-3500 0z">
            <text:p/>
          </draw:path>
          <draw:path draw:style-name="gr3" draw:text-style-name="P1" draw:layer="layout" svg:width="9.499cm" svg:height="6.999cm" svg:x="7cm" svg:y="7.7cm" svg:viewBox="0 0 9500 7000" svg:d="m0 7000c0-2333 0-4667 0-7000 3167 0 6333 0 9500 0 0 2333 0 4667 0 7000-3167 0-6333 0-9500 0z">
            <text:p/>
          </draw:path>
          <draw:g>
            <draw:path draw:style-name="gr4" draw:text-style-name="P2" draw:layer="layout" svg:width="0.296cm" svg:height="0.414cm" svg:x="8.775cm" svg:y="6.059cm" svg:viewBox="0 0 297 415" svg:d="m297 347c0 5 0 10 0 13s-1 7-2 10-1 4-2 6-3 4-5 7-7 5-13 9-15 7-24 11-21 6-33 9c-12 2-25 3-39 3-27 0-52-4-74-13-23-8-41-21-57-38s-27-38-36-63-12-55-12-88c0-34 5-65 14-91s22-49 38-67 36-32 59-41 48-14 75-14c12 0 22 1 33 3s20 4 28 7 17 7 24 11 12 7 15 10 5 5 6 7 2 4 2 7 1 6 2 10 0 9 0 15c0 6 0 11-1 16s-1 8-2 10-2 5-4 6-3 2-4 2c-4 0-8-2-12-5s-11-8-19-12-16-9-27-13-23-5-37-5c-16 0-31 3-43 10s-23 16-32 28-16 26-20 44-7 36-7 58c0 23 2 44 7 61s12 32 21 43 20 19 33 25 27 8 43 8c14 0 27-2 37-5s20-7 27-12 14-8 19-11 9-5 11-5c3 0 4 0 5 1s3 3 4 5 1 6 1 11 1 10 1 17z">
              <text:p/>
            </draw:path>
            <draw:path draw:style-name="gr4" draw:text-style-name="P2" draw:layer="layout" svg:width="0.252cm" svg:height="0.311cm" svg:x="9.106cm" svg:y="6.162cm" svg:viewBox="0 0 253 312" svg:d="m253 296c0 2-1 5-3 6s-5 3-10 4c-4 1-11 1-20 1-9 0-16 0-20-1-4-1-7-2-9-4s-3-4-3-6v-22c-11 12-24 21-39 28-14 7-30 10-48 10-15 0-28-2-41-6s-23-9-32-17-16-17-21-28-7-24-7-39c0-16 3-30 9-42s16-21 29-29 28-14 46-17 40-6 65-6h27v-17c0-9-1-16-3-23s-4-12-8-16-10-8-16-10-15-3-25-3c-13 0-25 1-35 4s-20 6-27 10-15 7-20 10-10 4-13 4c-2 0-4-1-6-2s-3-4-4-6-2-6-3-10-1-9-1-13c0-7 1-12 2-15s3-8 5-11 8-6 16-9 15-7 25-10 21-6 32-8 23-3 36-3c21 0 40 2 55 6s28 11 38 20 18 20 22 34 7 30 7 49zm-77 68h-30c-12 0-23 1-32 3s-16 4-22 8-10 8-12 14-4 11-4 18c0 11 4 20 11 27s18 10 31 10c11 0 21-3 30-8s18-14 28-25z">
              <text:p/>
            </draw:path>
            <draw:path draw:style-name="gr4" draw:text-style-name="P2" draw:layer="layout" svg:width="0.277cm" svg:height="0.438cm" svg:x="9.437cm" svg:y="6.035cm" svg:viewBox="0 0 278 439" svg:d="m278 279c0 25-3 47-8 67s-13 36-23 50-23 24-38 32c-14 7-31 11-50 11-9 0-18-1-26-3-8-1-16-4-23-8s-15-9-22-15-14-13-21-22v31c0 2-1 4-2 5s-3 3-6 4c-2 1-6 2-10 2-4 1-10 1-16 1-6 0-12 0-16-1-4 0-7-1-10-2-3-1-4-2-5-4s-2-3-2-5v-409c0-2 1-4 2-5s3-3 6-4 7-2 12-3 11-1 19-1 14 0 19 1 9 1 12 3 5 2 6 4 2 3 2 5v153c7-7 14-13 21-18s14-9 21-12 14-5 22-7 15-2 23-2c21 0 38 4 52 12s26 19 35 33 16 30 20 49 6 38 6 58zm-81 6c0-12-1-23-3-34s-4-21-9-29-10-15-17-20-15-8-26-8c-5 0-10 1-15 2s-10 4-15 8-11 8-16 13-12 13-18 21v92c11 14 21 24 31 32s21 11 32 11c10 0 18-3 25-8s13-12 18-20 8-18 10-28 3-21 3-32z">
              <text:p/>
            </draw:path>
            <draw:path draw:style-name="gr4" draw:text-style-name="P2" draw:layer="layout" svg:width="0.271cm" svg:height="0.311cm" svg:x="9.764cm" svg:y="6.162cm" svg:viewBox="0 0 272 312" svg:d="m272 148c0 10-2 17-6 21s-10 7-18 7h-169c0 12 1 22 4 32s7 18 14 24 14 12 23 16 21 5 35 5c14 0 26-1 36-3s19-4 27-6 14-5 19-7 9-3 12-3c2 0 3 0 5 1s2 2 3 4 1 4 2 8 0 8 0 13c0 4 0 8 0 11s-1 6-1 9-1 4-2 5-2 3-3 5-5 3-11 6-14 5-23 7c-10 2-20 5-32 6-12 2-25 3-39 3-25 0-46-3-65-9-18-7-34-16-46-29s-22-28-28-47-9-42-9-68c0-25 3-47 10-66s15-37 28-51 27-24 44-31 37-11 59-11c23 0 43 3 60 10s30 17 40 29 19 26 24 43 7 34 7 54zm-76-10c1-22-4-39-13-52s-24-19-44-19c-10 0-19 2-26 6s-13 8-18 15-9 14-11 22-5 18-5 28z">
              <text:p/>
            </draw:path>
            <draw:path draw:style-name="gr4" draw:text-style-name="P2" draw:layer="layout" svg:width="0.225cm" svg:height="0.31cm" svg:x="10.084cm" svg:y="6.163cm" svg:viewBox="0 0 226 311" svg:d="m226 250c0 5 0 10 0 13s-1 7-2 10-1 4-2 6-2 3-4 6-7 5-13 8-13 6-21 9c-7 3-16 5-24 7-9 1-19 2-28 2-22 0-40-3-57-10-16-7-30-16-41-29s-20-29-25-47-9-40-9-64c0-28 3-52 10-72s17-37 29-50 27-23 44-29 36-10 56-10c8 0 17 1 25 2s15 4 22 6 13 5 18 8 10 6 12 9 4 4 5 5 2 4 2 6 1 6 1 9 1 8 1 14c0 12-1 20-3 25s-5 7-8 7c-4 0-8-1-12-4s-8-6-14-10-11-7-19-10-16-4-26-4c-21 0-36 8-47 23s-16 39-16 69c0 15 1 28 4 40s7 20 12 28 12 13 20 17 17 6 28 6c10 0 20-2 27-5s15-7 21-10 10-8 14-11 7-5 10-5c2 0 3 1 5 2s2 3 3 5 1 7 1 11 1 10 1 17z">
              <text:p/>
            </draw:path>
            <draw:path draw:style-name="gr4" draw:text-style-name="P2" draw:layer="layout" svg:width="0.271cm" svg:height="0.311cm" svg:x="10.352cm" svg:y="6.162cm" svg:viewBox="0 0 272 312" svg:d="m272 148c0 10-2 17-6 21s-10 7-18 7h-169c0 12 1 22 4 32s7 18 14 24 14 12 23 16 21 5 35 5c14 0 26-1 36-3s19-4 27-6 14-5 19-7 9-3 12-3c2 0 3 0 5 1s2 2 3 4 1 4 2 8 0 8 0 13c0 4 0 8 0 11s-1 6-1 9-1 4-2 5-2 3-3 5-5 3-11 6-14 5-23 7c-10 2-20 5-32 6-12 2-25 3-39 3-25 0-46-3-65-9-18-7-34-16-46-29s-22-28-28-47-9-42-9-68c0-25 3-47 10-66s15-37 28-51 27-24 44-31 37-11 59-11c23 0 43 3 60 10s30 17 40 29 19 26 24 43 7 34 7 54zm-76-10c1-22-4-39-13-52s-24-19-44-19c-10 0-19 2-26 6s-13 8-18 15-9 14-11 22-5 18-5 28z">
              <text:p/>
            </draw:path>
            <draw:path draw:style-name="gr4" draw:text-style-name="P2" draw:layer="layout" svg:width="0.177cm" svg:height="0.306cm" svg:x="10.69cm" svg:y="6.162cm" svg:viewBox="0 0 178 307" svg:d="m178 43c0 8 0 14-1 19s-1 8-1 11-2 4-4 5-3 2-5 2c-2 0-3-1-6-1s-4-2-7-3-5-1-8-2-7-1-10-1c-5 0-9 1-13 3s-9 4-14 8-10 9-15 15-10 14-16 23v173c0 2-1 3-2 5s-3 3-6 4-7 2-12 2-11 1-19 1c-8 0-14 0-19-1s-9-1-12-2-5-2-6-4-2-3-2-5v-278c0-2 1-3 2-5s2-3 5-4 6-2 10-2 10-1 16-1c7 0 12 0 17 1s8 1 10 2 4 2 5 4 2 3 2 5v35c7-10 14-19 20-26s13-12 18-15 12-7 18-9 12-2 17-2c3 0 6 0 9 0s6 1 10 2 6 2 8 2 5 2 6 3 2 3 2 4 1 3 2 5 0 5 1 10 0 10 0 17z">
              <text:p/>
            </draw:path>
            <draw:path draw:style-name="gr4" draw:text-style-name="P2" draw:layer="layout" svg:width="0.252cm" svg:height="0.311cm" svg:x="10.884cm" svg:y="6.162cm" svg:viewBox="0 0 253 312" svg:d="m253 296c0 2-1 5-3 6s-5 3-10 4c-4 1-11 1-20 1-9 0-16 0-20-1-4-1-7-2-9-4s-3-4-3-6v-22c-11 12-24 21-39 28-14 7-30 10-48 10-15 0-28-2-41-6s-23-9-32-17-16-17-21-28-7-24-7-39c0-16 3-30 9-42s16-21 29-29 28-14 46-17 40-6 65-6h27v-17c0-9-1-16-3-23s-4-12-8-16-10-8-16-10-15-3-25-3c-13 0-25 1-35 4s-20 6-27 10-15 7-20 10-10 4-13 4c-2 0-4-1-6-2s-3-4-4-6-2-6-3-10-1-9-1-13c0-7 1-12 2-15s3-8 5-11 8-6 16-9 15-7 25-10 21-6 32-8 23-3 36-3c21 0 40 2 55 6s28 11 38 20 18 20 22 34 7 30 7 49zm-77 68h-30c-12 0-23 1-32 3s-16 4-22 8-10 8-12 14-4 11-4 18c0 11 4 20 11 27s18 10 31 10c11 0 21-3 30-8s18-14 28-25z">
              <text:p/>
            </draw:path>
          </draw:g>
          <draw:g>
            <draw:path draw:style-name="gr4" draw:text-style-name="P2" draw:layer="layout" svg:width="0.296cm" svg:height="0.414cm" svg:x="10.213cm" svg:y="10.296cm" svg:viewBox="0 0 297 415" svg:d="m297 347c0 5 0 10 0 13s-1 7-2 10-1 4-2 6-3 4-5 7-7 5-13 9-15 7-24 11-21 6-33 9c-12 2-25 3-39 3-27 0-52-4-74-13-23-8-41-21-57-38s-27-38-36-63-12-55-12-88c0-34 5-65 14-91s22-49 38-67 36-32 59-41 48-14 75-14c12 0 22 1 33 3s20 4 28 7 17 7 24 11 12 7 15 10 5 5 6 7 2 4 2 7 1 6 2 10 0 9 0 15c0 6 0 11-1 16s-1 8-2 10-2 5-4 6-3 2-4 2c-4 0-8-2-12-5s-11-8-19-12-16-9-27-13-23-5-37-5c-16 0-31 3-43 10s-23 16-32 28-16 26-20 44-7 36-7 58c0 23 2 44 7 61s12 32 21 43 20 19 33 25 27 8 43 8c14 0 27-2 37-5s20-7 27-12 14-8 19-11 9-5 11-5c3 0 4 0 5 1s3 3 4 5 1 6 1 11 1 10 1 17z">
              <text:p/>
            </draw:path>
            <draw:path draw:style-name="gr4" draw:text-style-name="P2" draw:layer="layout" svg:width="0.295cm" svg:height="0.311cm" svg:x="10.544cm" svg:y="10.399cm" svg:viewBox="0 0 296 312" svg:d="m296 153c0 24-3 45-9 65s-16 36-28 50-29 25-48 33c-19 7-41 11-66 11-25 0-46-3-64-10-19-7-34-17-46-30s-21-29-26-48-9-41-9-65c0-24 3-45 9-65s16-36 29-50 28-25 47-33 41-11 66-11c25 0 47 3 65 10s33 17 45 30 21 29 26 48 9 41 9 65zm-80 4c0-14-1-27-3-38s-6-22-11-30-12-15-21-20-19-7-32-7c-12 0-22 2-31 6s-16 11-21 19-10 18-13 29-4 25-4 40c0 13 1 26 3 37s6 22 11 30 12 15 21 20 20 7 32 7c12 0 22-2 31-6s16-11 22-19 9-18 12-29 4-25 4-39z">
              <text:p/>
            </draw:path>
            <draw:path draw:style-name="gr4" draw:text-style-name="P2" draw:layer="layout" svg:width="0.263cm" svg:height="0.306cm" svg:x="10.904cm" svg:y="10.399cm" svg:viewBox="0 0 264 307" svg:d="m264 295c0 2-1 3-2 5s-3 3-6 4-7 2-12 2-11 1-19 1c-8 0-14 0-19-1s-9-1-12-2-5-2-6-4-2-3-2-5v-158c0-14-1-24-3-32s-5-14-8-20-9-9-15-12-13-5-20-5c-10 0-20 4-30 11s-21 18-32 32v184c0 2-1 3-2 5s-3 3-6 4-7 2-12 2-11 1-19 1c-8 0-14 0-19-1s-9-1-12-2-5-2-6-4-2-3-2-5v-278c0-2 1-3 2-5s2-3 5-4 6-2 10-2 10-1 16-1c7 0 12 0 17 1s8 1 10 2 4 2 5 4 2 3 2 5v32c15-16 30-28 46-37s32-12 50-12c18 0 34 3 47 9s24 15 32 26 13 23 17 37 5 31 5 52z">
              <text:p/>
            </draw:path>
            <draw:path draw:style-name="gr4" draw:text-style-name="P2" draw:layer="layout" svg:width="0.195cm" svg:height="0.378cm" svg:x="11.211cm" svg:y="10.331cm" svg:viewBox="0 0 196 379" svg:d="m196 335c0 9-1 16-2 21s-2 8-4 10-5 4-8 5-8 3-13 4c-5 2-10 2-16 3-6 1-12 1-17 1-16 0-29-2-41-6s-21-10-28-18-13-19-17-31-5-27-5-44v-142h-33c-4 0-7-2-9-7s-3-13-3-24c0-6 0-12 1-16s1-7 2-9 2-4 4-5 3-2 5-2h33v-62c0-2 1-4 2-6s3-3 6-4 7-2 12-2 11-1 19-1c8 0 14 0 19 1s9 1 12 2 5 3 6 4 2 4 2 6v62h61c2 0 3 1 5 2s3 2 4 5 2 5 2 9 1 10 1 16c0 11-1 19-3 24s-5 7-9 7h-61v131c0 15 2 26 7 34s13 11 26 11c4 0 8 0 11-1s6-2 9-3 5-1 6-2 4-1 5-1c2 0 3 0 4 1s2 2 3 4 1 5 1 9 1 9 1 14z">
              <text:p/>
            </draw:path>
            <draw:path draw:style-name="gr4" draw:text-style-name="P2" draw:layer="layout" svg:width="0.271cm" svg:height="0.311cm" svg:x="11.439cm" svg:y="10.399cm" svg:viewBox="0 0 272 312" svg:d="m272 148c0 10-2 17-6 21s-10 7-18 7h-169c0 12 1 22 4 32s7 18 14 24 14 12 23 16 21 5 35 5c14 0 26-1 36-3s19-4 27-6 14-5 19-7 9-3 12-3c2 0 3 0 5 1s2 2 3 4 1 4 2 8 0 8 0 13c0 4 0 8 0 11s-1 6-1 9-1 4-2 5-2 3-3 5-5 3-11 6-14 5-23 7c-10 2-20 5-32 6-12 2-25 3-39 3-25 0-46-3-65-9-18-7-34-16-46-29s-22-28-28-47-9-42-9-68c0-25 3-47 10-66s15-37 28-51 27-24 44-31 37-11 59-11c23 0 43 3 60 10s30 17 40 29 19 26 24 43 7 34 7 54zm-76-10c1-22-4-39-13-52s-24-19-44-19c-10 0-19 2-26 6s-13 8-18 15-9 14-11 22-5 18-5 28z">
              <text:p/>
            </draw:path>
            <draw:path draw:style-name="gr4" draw:text-style-name="P2" draw:layer="layout" svg:width="0.263cm" svg:height="0.306cm" svg:x="11.776cm" svg:y="10.399cm" svg:viewBox="0 0 264 307" svg:d="m264 295c0 2-1 3-2 5s-3 3-6 4-7 2-12 2-11 1-19 1c-8 0-14 0-19-1s-9-1-12-2-5-2-6-4-2-3-2-5v-158c0-14-1-24-3-32s-5-14-8-20-9-9-15-12-13-5-20-5c-10 0-20 4-30 11s-21 18-32 32v184c0 2-1 3-2 5s-3 3-6 4-7 2-12 2-11 1-19 1c-8 0-14 0-19-1s-9-1-12-2-5-2-6-4-2-3-2-5v-278c0-2 1-3 2-5s2-3 5-4 6-2 10-2 10-1 16-1c7 0 12 0 17 1s8 1 10 2 4 2 5 4 2 3 2 5v32c15-16 30-28 46-37s32-12 50-12c18 0 34 3 47 9s24 15 32 26 13 23 17 37 5 31 5 52z">
              <text:p/>
            </draw:path>
            <draw:path draw:style-name="gr4" draw:text-style-name="P2" draw:layer="layout" svg:width="0.271cm" svg:height="0.311cm" svg:x="12.103cm" svg:y="10.399cm" svg:viewBox="0 0 272 312" svg:d="m272 148c0 10-2 17-6 21s-10 7-18 7h-169c0 12 1 22 4 32s7 18 14 24 14 12 23 16 21 5 35 5c14 0 26-1 36-3s19-4 27-6 14-5 19-7 9-3 12-3c2 0 3 0 5 1s2 2 3 4 1 4 2 8 0 8 0 13c0 4 0 8 0 11s-1 6-1 9-1 4-2 5-2 3-3 5-5 3-11 6-14 5-23 7c-10 2-20 5-32 6-12 2-25 3-39 3-25 0-46-3-65-9-18-7-34-16-46-29s-22-28-28-47-9-42-9-68c0-25 3-47 10-66s15-37 28-51 27-24 44-31 37-11 59-11c23 0 43 3 60 10s30 17 40 29 19 26 24 43 7 34 7 54zm-76-10c1-22-4-39-13-52s-24-19-44-19c-10 0-19 2-26 6s-13 8-18 15-9 14-11 22-5 18-5 28z">
              <text:p/>
            </draw:path>
            <draw:path draw:style-name="gr4" draw:text-style-name="P2" draw:layer="layout" svg:width="0.277cm" svg:height="0.437cm" svg:x="12.425cm" svg:y="10.273cm" svg:viewBox="0 0 278 438" svg:d="m278 421c0 2-1 4-2 5s-2 3-5 4c-2 1-6 2-10 2-4 1-10 1-16 1-6 0-12 0-16-1-4 0-8-1-10-2-3-1-5-2-6-4s-1-3-1-5v-31c-15 15-30 27-45 35-16 9-33 13-52 13-21 0-39-4-53-12-15-8-27-19-36-33s-16-30-20-49-6-38-6-58c0-25 3-47 8-67s13-36 23-50 23-24 38-32 32-11 52-11c15 0 29 3 42 9s25 16 37 28v-150c0-2 1-4 2-5s3-3 6-4 7-2 12-3 11-1 19-1 14 0 19 1 9 1 12 3 5 2 6 4 2 3 2 5zm-78 222c-11-14-22-24-32-32s-21-11-32-11c-10 0-19 3-26 8s-13 11-18 20-8 18-10 28-3 21-3 32c0 12 1 23 3 34s5 21 9 30 10 15 17 20 16 8 26 8c6 0 11-1 16-2s10-4 16-8 10-8 16-14 11-12 18-21z">
              <text:p/>
            </draw:path>
            <draw:path draw:style-name="gr4" draw:text-style-name="P2" draw:layer="layout" svg:width="0.295cm" svg:height="0.311cm" svg:x="12.767cm" svg:y="10.399cm" svg:viewBox="0 0 296 312" svg:d="m296 153c0 24-3 45-9 65s-16 36-28 50-29 25-48 33c-19 7-41 11-66 11-25 0-46-3-64-10-19-7-34-17-46-30s-21-29-26-48-9-41-9-65c0-24 3-45 9-65s16-36 29-50 28-25 47-33 41-11 66-11c25 0 47 3 65 10s33 17 45 30 21 29 26 48 9 41 9 65zm-80 4c0-14-1-27-3-38s-6-22-11-30-12-15-21-20-19-7-32-7c-12 0-22 2-31 6s-16 11-21 19-10 18-13 29-4 25-4 40c0 13 1 26 3 37s6 22 11 30 12 15 21 20 20 7 32 7c12 0 22-2 31-6s16-11 22-19 9-18 12-29 4-25 4-39z">
              <text:p/>
            </draw:path>
            <draw:path draw:style-name="gr4" draw:text-style-name="P2" draw:layer="layout" svg:width="0.177cm" svg:height="0.306cm" svg:x="13.127cm" svg:y="10.399cm" svg:viewBox="0 0 178 307" svg:d="m178 43c0 8 0 14-1 19s-1 8-1 11-2 4-4 5-3 2-5 2c-2 0-3-1-6-1s-4-2-7-3-5-1-8-2-7-1-10-1c-5 0-9 1-13 3s-9 4-14 8-10 9-15 15-10 14-16 23v173c0 2-1 3-2 5s-3 3-6 4-7 2-12 2-11 1-19 1c-8 0-14 0-19-1s-9-1-12-2-5-2-6-4-2-3-2-5v-278c0-2 1-3 2-5s2-3 5-4 6-2 10-2 10-1 16-1c7 0 12 0 17 1s8 1 10 2 4 2 5 4 2 3 2 5v35c7-10 14-19 20-26s13-12 18-15 12-7 18-9 12-2 17-2c3 0 6 0 9 0s6 1 10 2 6 2 8 2 5 2 6 3 2 3 2 4 1 3 2 5 0 5 1 10 0 10 0 17z">
              <text:p/>
            </draw:path>
            <draw:path draw:style-name="gr4" draw:text-style-name="P2" draw:layer="layout" svg:width="0.277cm" svg:height="0.417cm" svg:x="10.638cm" svg:y="11.174cm" svg:viewBox="0 0 278 418" svg:d="m278 152c0 25-3 47-8 66s-13 37-23 51-23 24-38 32c-15 7-32 11-51 11-8 0-16-1-23-2-6-2-13-4-19-7-6-4-13-8-19-12s-12-11-19-17v131c0 2-1 4-2 5-1 2-3 3-6 4s-7 2-12 3-11 1-19 1c-8 0-14 0-19-1-5-1-9-1-12-3s-5-2-6-4-2-3-2-5v-388c0-2 1-3 2-5s2-3 5-4 6-2 10-2 10-1 16-1c6 0 12 0 16 1s7 1 10 2 4 2 5 4 2 3 2 5v33c8-8 16-15 24-22s15-11 23-15 17-8 25-10 18-3 28-3c20 0 37 4 51 12s26 19 35 33 16 30 20 48 6 38 6 59zm-81 6c0-12-1-23-3-34s-4-21-9-29-9-15-16-20-16-8-26-8c-5 0-11 1-16 2s-10 4-15 8-11 8-16 13-12 13-18 21v91c11 14 21 25 31 33s21 11 31 11c10 0 19-3 26-8s13-12 18-20 8-18 10-28 3-22 3-32z">
              <text:p/>
            </draw:path>
            <draw:path draw:style-name="gr4" draw:text-style-name="P2" draw:layer="layout" svg:width="0.177cm" svg:height="0.306cm" svg:x="10.981cm" svg:y="11.174cm" svg:viewBox="0 0 178 307" svg:d="m178 43c0 8 0 14-1 19s-1 8-1 11-2 4-4 5-3 2-5 2c-2 0-3-1-6-1s-4-2-7-3-5-1-8-2-7-1-10-1c-5 0-9 1-13 3s-9 4-14 8-10 9-15 15-10 14-16 23v173c0 2-1 3-2 5s-3 3-6 4-7 2-12 2-11 1-19 1c-8 0-14 0-19-1s-9-1-12-2-5-2-6-4-2-3-2-5v-278c0-2 1-3 2-5s2-3 5-4 6-2 10-2 10-1 16-1c7 0 12 0 17 1s8 1 10 2 4 2 5 4 2 3 2 5v35c7-10 14-19 20-26s13-12 18-15 12-7 18-9 12-2 17-2c3 0 6 0 9 0s6 1 10 2 6 2 8 2 5 2 6 3 2 3 2 4 1 3 2 5 0 5 1 10 0 10 0 17z">
              <text:p/>
            </draw:path>
            <draw:path draw:style-name="gr4" draw:text-style-name="P2" draw:layer="layout" svg:width="0.089cm" svg:height="0.423cm" svg:x="11.199cm" svg:y="11.057cm" svg:viewBox="0 0 90 424" svg:d="m84 412c0 2-1 3-2 5s-3 3-6 4-7 2-12 2-11 1-19 1c-8 0-14 0-19-1s-9-1-12-2-5-2-6-4-2-3-2-5v-277c0-2 1-4 2-5s3-3 6-4 7-2 12-3 11-1 19-1 14 0 19 1 9 1 12 3 5 2 6 4 2 3 2 5zm6-95c0 16-3 27-10 33s-18 9-35 9c-18 0-30-3-36-9s-9-16-9-31c0-16 3-27 9-33s19-9 36-9c18 0 29 3 36 9s9 16 9 31z">
              <text:p/>
            </draw:path>
            <draw:path draw:style-name="gr4" draw:text-style-name="P2" draw:layer="layout" svg:width="0.263cm" svg:height="0.306cm" svg:x="11.362cm" svg:y="11.174cm" svg:viewBox="0 0 264 307" svg:d="m264 295c0 2-1 3-2 5s-3 3-6 4-7 2-12 2-11 1-19 1c-8 0-14 0-19-1s-9-1-12-2-5-2-6-4-2-3-2-5v-158c0-14-1-24-3-32s-5-14-8-20-9-9-15-12-13-5-20-5c-10 0-20 4-30 11s-21 18-32 32v184c0 2-1 3-2 5s-3 3-6 4-7 2-12 2-11 1-19 1c-8 0-14 0-19-1s-9-1-12-2-5-2-6-4-2-3-2-5v-278c0-2 1-3 2-5s2-3 5-4 6-2 10-2 10-1 16-1c7 0 12 0 17 1s8 1 10 2 4 2 5 4 2 3 2 5v32c15-16 30-28 46-37s32-12 50-12c18 0 34 3 47 9s24 15 32 26 13 23 17 37 5 31 5 52z">
              <text:p/>
            </draw:path>
            <draw:path draw:style-name="gr4" draw:text-style-name="P2" draw:layer="layout" svg:width="0.225cm" svg:height="0.31cm" svg:x="11.688cm" svg:y="11.175cm" svg:viewBox="0 0 226 311" svg:d="m226 250c0 5 0 10 0 13s-1 7-2 10-1 4-2 6-2 3-4 6-7 5-13 8-13 6-21 9c-7 3-16 5-24 7-9 1-19 2-28 2-22 0-40-3-57-10-16-7-30-16-41-29s-20-29-25-47-9-40-9-64c0-28 3-52 10-72s17-37 29-50 27-23 44-29 36-10 56-10c8 0 17 1 25 2s15 4 22 6 13 5 18 8 10 6 12 9 4 4 5 5 2 4 2 6 1 6 1 9 1 8 1 14c0 12-1 20-3 25s-5 7-8 7c-4 0-8-1-12-4s-8-6-14-10-11-7-19-10-16-4-26-4c-21 0-36 8-47 23s-16 39-16 69c0 15 1 28 4 40s7 20 12 28 12 13 20 17 17 6 28 6c10 0 20-2 27-5s15-7 21-10 10-8 14-11 7-5 10-5c2 0 3 1 5 2s2 3 3 5 1 7 1 11 1 10 1 17z">
              <text:p/>
            </draw:path>
            <draw:path draw:style-name="gr4" draw:text-style-name="P2" draw:layer="layout" svg:width="0.089cm" svg:height="0.423cm" svg:x="11.966cm" svg:y="11.057cm" svg:viewBox="0 0 90 424" svg:d="m84 412c0 2-1 3-2 5s-3 3-6 4-7 2-12 2-11 1-19 1c-8 0-14 0-19-1s-9-1-12-2-5-2-6-4-2-3-2-5v-277c0-2 1-4 2-5s3-3 6-4 7-2 12-3 11-1 19-1 14 0 19 1 9 1 12 3 5 2 6 4 2 3 2 5zm6-95c0 16-3 27-10 33s-18 9-35 9c-18 0-30-3-36-9s-9-16-9-31c0-16 3-27 9-33s19-9 36-9c18 0 29 3 36 9s9 16 9 31z">
              <text:p/>
            </draw:path>
            <draw:path draw:style-name="gr4" draw:text-style-name="P2" draw:layer="layout" svg:width="0.277cm" svg:height="0.417cm" svg:x="12.128cm" svg:y="11.174cm" svg:viewBox="0 0 278 418" svg:d="m278 152c0 25-3 47-8 66s-13 37-23 51-23 24-38 32c-15 7-32 11-51 11-8 0-16-1-23-2-6-2-13-4-19-7-6-4-13-8-19-12s-12-11-19-17v131c0 2-1 4-2 5-1 2-3 3-6 4s-7 2-12 3-11 1-19 1c-8 0-14 0-19-1-5-1-9-1-12-3s-5-2-6-4-2-3-2-5v-388c0-2 1-3 2-5s2-3 5-4 6-2 10-2 10-1 16-1c6 0 12 0 16 1s7 1 10 2 4 2 5 4 2 3 2 5v33c8-8 16-15 24-22s15-11 23-15 17-8 25-10 18-3 28-3c20 0 37 4 51 12s26 19 35 33 16 30 20 48 6 38 6 59zm-81 6c0-12-1-23-3-34s-4-21-9-29-9-15-16-20-16-8-26-8c-5 0-11 1-16 2s-10 4-15 8-11 8-16 13-12 13-18 21v91c11 14 21 25 31 33s21 11 31 11c10 0 19-3 26-8s13-12 18-20 8-18 10-28 3-22 3-32z">
              <text:p/>
            </draw:path>
            <draw:path draw:style-name="gr4" draw:text-style-name="P2" draw:layer="layout" svg:width="0.252cm" svg:height="0.311cm" svg:x="12.454cm" svg:y="11.174cm" svg:viewBox="0 0 253 312" svg:d="m253 296c0 2-1 5-3 6s-5 3-10 4c-4 1-11 1-20 1-9 0-16 0-20-1-4-1-7-2-9-4s-3-4-3-6v-22c-11 12-24 21-39 28-14 7-30 10-48 10-15 0-28-2-41-6s-23-9-32-17-16-17-21-28-7-24-7-39c0-16 3-30 9-42s16-21 29-29 28-14 46-17 40-6 65-6h27v-17c0-9-1-16-3-23s-4-12-8-16-10-8-16-10-15-3-25-3c-13 0-25 1-35 4s-20 6-27 10-15 7-20 10-10 4-13 4c-2 0-4-1-6-2s-3-4-4-6-2-6-3-10-1-9-1-13c0-7 1-12 2-15s3-8 5-11 8-6 16-9 15-7 25-10 21-6 32-8 23-3 36-3c21 0 40 2 55 6s28 11 38 20 18 20 22 34 7 30 7 49zm-77 68h-30c-12 0-23 1-32 3s-16 4-22 8-10 8-12 14-4 11-4 18c0 11 4 20 11 27s18 10 31 10c11 0 21-3 30-8s18-14 28-25z">
              <text:p/>
            </draw:path>
            <draw:path draw:style-name="gr4" draw:text-style-name="P2" draw:layer="layout" svg:width="0.077cm" svg:height="0.433cm" svg:x="12.784cm" svg:y="11.047cm" svg:viewBox="0 0 78 434" svg:d="m78 422c0 2-1 3-2 5s-3 3-6 4-7 2-12 2-11 1-19 1c-8 0-14 0-19-1s-9-1-12-2-5-2-6-4-2-3-2-5v-409c0-2 1-4 2-5s3-3 6-4 7-2 12-3 11-1 19-1 14 0 19 1 9 1 12 3 5 2 6 4 2 3 2 5z">
              <text:p/>
            </draw:path>
          </draw:g>
          <draw:g>
            <draw:path draw:style-name="gr4" draw:text-style-name="P2" draw:layer="layout" svg:width="0.467cm" svg:height="0.402cm" svg:x="3.513cm" svg:y="10.303cm" svg:viewBox="0 0 468 403" svg:d="m468 390c0 2-1 4-2 6s-3 3-6 4-7 1-12 2c-5 1-11 1-19 1-7 0-13 0-18-1-5-1-9-1-12-2s-5-3-6-4-2-4-2-6c0-109 0-217 0-326 0 0 0 0-1 0-38 109-77 217-116 326-1 2-2 5-4 6s-5 3-8 5c-3 1-7 1-12 2s-11 0-18 0c-7 0-13 0-18-1s-9-1-12-2-6-3-8-4-3-4-4-6c-37-109-75-217-112-326-1 0-1 0-1 0 0 109 0 217 0 326 0 2-1 4-2 6s-3 3-6 4-7 1-12 2c-5 1-11 1-19 1-7 0-13 0-18-1-5-1-9-1-12-2s-5-3-6-4-2-4-2-6c0-119 0-238 0-357 0-11 3-19 8-25s13-8 23-8c17 0 35 0 53 0 9 0 18 1 24 2s13 4 18 8 9 8 12 14 7 14 9 22c29 80 58 160 88 239 0 0 0 0 1 0 30-79 60-159 90-238 3-9 6-16 9-22s7-11 11-15 9-6 15-8 12-2 20-2c18 0 37 0 55 0 5 0 10 1 14 2s8 4 10 7 5 6 6 10 2 8 2 14c0 119 0 238 0 357z">
              <text:p/>
            </draw:path>
            <draw:path draw:style-name="gr4" draw:text-style-name="P2" draw:layer="layout" svg:width="0.271cm" svg:height="0.311cm" svg:x="4.047cm" svg:y="10.399cm" svg:viewBox="0 0 272 312" svg:d="m272 148c0 10-2 17-6 21s-10 7-18 7c-56 0-113 0-169 0 0 12 1 22 4 32s7 18 14 24 14 12 23 16 21 5 35 5c14 0 26-1 36-3s19-4 27-6 14-5 19-7 9-3 12-3c2 0 3 0 5 1s2 2 3 4 1 4 2 8 0 8 0 13c0 4 0 8 0 11s-1 6-1 9-1 4-2 5-2 3-3 5-5 3-11 6-14 5-23 7c-10 2-20 5-32 6-12 2-25 3-39 3-25 0-46-3-65-9-18-7-34-16-46-29s-22-28-28-47-9-42-9-68c0-25 3-47 10-66s15-37 28-51 27-24 44-31 37-11 59-11c23 0 43 3 60 10s30 17 40 29 19 26 24 43 7 34 7 54c0 4 0 8 0 12zm-76-22c1-22-4-39-13-52s-24-19-44-19c-10 0-19 2-26 6s-13 8-18 15-9 14-11 22-5 18-5 28c39 0 78 0 117 0z">
              <text:p/>
            </draw:path>
            <draw:path draw:style-name="gr4" draw:text-style-name="P2" draw:layer="layout" svg:width="0.263cm" svg:height="0.306cm" svg:x="4.384cm" svg:y="10.399cm" svg:viewBox="0 0 264 307" svg:d="m264 295c0 2-1 3-2 5s-3 3-6 4-7 2-12 2-11 1-19 1c-8 0-14 0-19-1s-9-1-12-2-5-2-6-4-2-3-2-5c0-53 0-106 0-158 0-14-1-24-3-32s-5-14-8-20-9-9-15-12-13-5-20-5c-10 0-20 4-30 11s-21 18-32 32c0 61 0 122 0 184 0 2-1 3-2 5s-3 3-6 4-7 2-12 2-11 1-19 1c-8 0-14 0-19-1s-9-1-12-2-5-2-6-4-2-3-2-5c0-93 0-185 0-278 0-2 1-3 2-5s2-3 5-4 6-2 10-2 10-1 16-1c7 0 12 0 17 1s8 1 10 2 4 2 5 4 2 3 2 5c0 11 0 22 0 32 15-16 30-28 46-37s32-12 50-12c18 0 34 3 47 9s24 15 32 26 13 23 17 37 5 31 5 52c0 57 0 114 0 171z">
              <text:p/>
            </draw:path>
            <draw:path draw:style-name="gr4" draw:text-style-name="P2" draw:layer="layout" svg:width="0.263cm" svg:height="0.442cm" svg:x="4.726cm" svg:y="10.268cm" svg:viewBox="0 0 264 443" svg:d="m264 426c0 2-1 3-2 5s-2 3-5 4-6 2-10 2-10 1-16 1c-7 0-13 0-17-1s-8-1-10-2-4-2-6-4-1-3-1-5c0-11 0-22 0-32-15 16-31 28-47 37-15 8-32 12-49 12-19 0-35-3-48-9-12-7-23-15-31-26s-13-23-17-37-5-32-5-53c0-57 0-113 0-170 0-2 1-3 2-5s3-3 6-4 7-2 12-2 11-1 19-1c8 0 14 0 19 1s9 1 12 2 5 2 6 4 2 3 2 5c0 53 0 105 0 157 0 14 1 25 3 33s4 14 8 20 9 10 15 13 12 4 20 4c10 0 20-4 30-11s21-18 32-31c0-62 0-123 0-185 0-2 1-3 2-5s3-3 6-4 7-2 12-2 11-1 19-1 14 0 19 1 9 1 12 2 5 2 6 4 2 3 2 5c0 93 0 185 0 278zm-117-414c2-2 4-4 6-5s4-3 7-4 7-2 12-2 11-1 18-1c9 0 17 0 22 1s9 2 12 4 3 3 3 5-1 5-3 7c-20 24-40 48-60 72-2 2-3 4-5 5s-4 3-7 4-5 1-9 1-9 1-15 1c-7 0-13 0-17-1s-8-2-9-3-3-3-2-5 1-5 3-7c15-24 30-48 44-72z">
              <text:p/>
            </draw:path>
            <draw:path draw:style-name="gr4" draw:text-style-name="P2" draw:layer="layout" svg:width="0.252cm" svg:height="0.311cm" svg:x="2.945cm" svg:y="11.174cm" svg:viewBox="0 0 253 312" svg:d="m253 296c0 2-1 5-3 6s-5 3-10 4c-4 1-11 1-20 1-9 0-16 0-20-1-4-1-7-2-9-4s-3-4-3-6c0-8 0-15 0-22-11 12-24 21-39 28-14 7-30 10-48 10-15 0-28-2-41-6s-23-9-32-17-16-17-21-28-7-24-7-39c0-16 3-30 9-42s16-21 29-29 28-14 46-17 40-6 65-6c9 0 18 0 27 0 0-6 0-11 0-17 0-9-1-16-3-23s-4-12-8-16-10-8-16-10-15-3-25-3c-13 0-25 1-35 4s-20 6-27 10-15 7-20 10-10 4-13 4c-2 0-4-1-6-2s-3-4-4-6-2-6-3-10-1-9-1-13c0-7 1-12 2-15s3-8 5-11 8-6 16-9 15-7 25-10 21-6 32-8 23-3 36-3c21 0 40 2 55 6s28 11 38 20 18 20 22 34 7 30 7 49c0 62 0 124 0 187zm-77-119c-10 0-20 0-30 0-12 0-23 1-32 3s-16 4-22 8-10 8-12 14-4 11-4 18c0 11 4 20 11 27s18 10 31 10c11 0 21-3 30-8s18-14 28-25c0-16 0-31 0-47z">
              <text:p/>
            </draw:path>
            <draw:path draw:style-name="gr4" draw:text-style-name="P2" draw:layer="layout" svg:width="0.277cm" svg:height="0.417cm" svg:x="3.275cm" svg:y="11.174cm" svg:viewBox="0 0 278 418" svg:d="m278 152c0 25-3 47-8 66s-13 37-23 51-23 24-38 32c-15 7-32 11-51 11-8 0-16-1-23-2-6-2-13-4-19-7-6-4-13-8-19-12s-12-11-19-17c0 43 0 87 0 131 0 2-1 4-2 5-1 2-3 3-6 4s-7 2-12 3-11 1-19 1c-8 0-14 0-19-1-5-1-9-1-12-3s-5-2-6-4-2-3-2-5c0-129 0-258 0-388 0-2 1-3 2-5s2-3 5-4 6-2 10-2 10-1 16-1c6 0 12 0 16 1s7 1 10 2 4 2 5 4 2 3 2 5c0 11 0 22 0 33 8-8 16-15 24-22s15-11 23-15 17-8 25-10 18-3 28-3c20 0 37 4 51 12s26 19 35 33 16 30 20 48 6 38 6 59zm-81 6c0-12-1-23-3-34s-4-21-9-29-9-15-16-20-16-8-26-8c-5 0-11 1-16 2s-10 4-15 8-11 8-16 13-12 13-18 21c0 30 0 61 0 91 11 14 21 25 31 33s21 11 31 11c10 0 19-3 26-8s13-12 18-20 8-18 10-28 3-22 3-32z">
              <text:p/>
            </draw:path>
            <draw:path draw:style-name="gr4" draw:text-style-name="P2" draw:layer="layout" svg:width="0.077cm" svg:height="0.433cm" svg:x="3.618cm" svg:y="11.047cm" svg:viewBox="0 0 78 434" svg:d="m78 422c0 2-1 3-2 5s-3 3-6 4-7 2-12 2-11 1-19 1c-8 0-14 0-19-1s-9-1-12-2-5-2-6-4-2-3-2-5c0-136 0-273 0-409 0-2 1-4 2-5s3-3 6-4 7-2 12-3 11-1 19-1 14 0 19 1 9 1 12 3 5 2 6 4 2 3 2 5c0 136 0 273 0 409z">
              <text:p/>
            </draw:path>
            <draw:path draw:style-name="gr4" draw:text-style-name="P2" draw:layer="layout" svg:width="0.089cm" svg:height="0.423cm" svg:x="3.769cm" svg:y="11.057cm" svg:viewBox="0 0 90 424" svg:d="m84 412c0 2-1 3-2 5s-3 3-6 4-7 2-12 2-11 1-19 1c-8 0-14 0-19-1s-9-1-12-2-5-2-6-4-2-3-2-5c0-93 0-185 0-277 0-2 1-4 2-5s3-3 6-4 7-2 12-3 11-1 19-1 14 0 19 1 9 1 12 3 5 2 6 4 2 3 2 5c0 92 0 184 0 277zm6-372c0 16-3 27-10 33s-18 9-35 9c-18 0-30-3-36-9s-9-16-9-31c0-16 3-27 9-33s19-9 36-9c18 0 29 3 36 9s9 16 9 31z">
              <text:p/>
            </draw:path>
            <draw:path draw:style-name="gr4" draw:text-style-name="P2" draw:layer="layout" svg:width="0.225cm" svg:height="0.31cm" svg:x="3.914cm" svg:y="11.175cm" svg:viewBox="0 0 226 311" svg:d="m226 250c0 5 0 10 0 13s-1 7-2 10-1 4-2 6-2 3-4 6-7 5-13 8-13 6-21 9c-7 3-16 5-24 7-9 1-19 2-28 2-22 0-40-3-57-10-16-7-30-16-41-29s-20-29-25-47-9-40-9-64c0-28 3-52 10-72s17-37 29-50 27-23 44-29 36-10 56-10c8 0 17 1 25 2s15 4 22 6 13 5 18 8 10 6 12 9 4 4 5 5 2 4 2 6 1 6 1 9 1 8 1 14c0 12-1 20-3 25s-5 7-8 7c-4 0-8-1-12-4s-8-6-14-10-11-7-19-10-16-4-26-4c-21 0-36 8-47 23s-16 39-16 69c0 15 1 28 4 40s7 20 12 28 12 13 20 17 17 6 28 6c10 0 20-2 27-5s15-7 21-10 10-8 14-11 7-5 10-5c2 0 3 1 5 2s2 3 3 5 1 7 1 11 1 10 1 17z">
              <text:p/>
            </draw:path>
            <draw:path draw:style-name="gr4" draw:text-style-name="P2" draw:layer="layout" svg:width="0.252cm" svg:height="0.311cm" svg:x="4.177cm" svg:y="11.174cm" svg:viewBox="0 0 253 312" svg:d="m253 296c0 2-1 5-3 6s-5 3-10 4c-4 1-11 1-20 1-9 0-16 0-20-1-4-1-7-2-9-4s-3-4-3-6c0-8 0-15 0-22-11 12-24 21-39 28-14 7-30 10-48 10-15 0-28-2-41-6s-23-9-32-17-16-17-21-28-7-24-7-39c0-16 3-30 9-42s16-21 29-29 28-14 46-17 40-6 65-6c9 0 18 0 27 0 0-6 0-11 0-17 0-9-1-16-3-23s-4-12-8-16-10-8-16-10-15-3-25-3c-13 0-25 1-35 4s-20 6-27 10-15 7-20 10-10 4-13 4c-2 0-4-1-6-2s-3-4-4-6-2-6-3-10-1-9-1-13c0-7 1-12 2-15s3-8 5-11 8-6 16-9 15-7 25-10 21-6 32-8 23-3 36-3c21 0 40 2 55 6s28 11 38 20 18 20 22 34 7 30 7 49c0 62 0 124 0 187zm-77-119c-10 0-20 0-30 0-12 0-23 1-32 3s-16 4-22 8-10 8-12 14-4 11-4 18c0 11 4 20 11 27s18 10 31 10c11 0 21-3 30-8s18-14 28-25c0-16 0-31 0-47z">
              <text:p/>
            </draw:path>
            <draw:path draw:style-name="gr4" draw:text-style-name="P2" draw:layer="layout" svg:width="0.225cm" svg:height="0.31cm" svg:x="4.49cm" svg:y="11.175cm" svg:viewBox="0 0 226 311" svg:d="m226 250c0 5 0 10 0 13s-1 7-2 10-1 4-2 6-2 3-4 6-7 5-13 8-13 6-21 9c-7 3-16 5-24 7-9 1-19 2-28 2-22 0-40-3-57-10-16-7-30-16-41-29s-20-29-25-47-9-40-9-64c0-28 3-52 10-72s17-37 29-50 27-23 44-29 36-10 56-10c8 0 17 1 25 2s15 4 22 6 13 5 18 8 10 6 12 9 4 4 5 5 2 4 2 6 1 6 1 9 1 8 1 14c0 12-1 20-3 25s-5 7-8 7c-4 0-8-1-12-4s-8-6-14-10-11-7-19-10-16-4-26-4c-21 0-36 8-47 23s-16 39-16 69c0 15 1 28 4 40s7 20 12 28 12 13 20 17 17 6 28 6c10 0 20-2 27-5s15-7 21-10 10-8 14-11 7-5 10-5c2 0 3 1 5 2s2 3 3 5 1 7 1 11 1 10 1 17z">
              <text:p/>
            </draw:path>
            <draw:path draw:style-name="gr4" draw:text-style-name="P2" draw:layer="layout" svg:width="0.089cm" svg:height="0.423cm" svg:x="4.768cm" svg:y="11.057cm" svg:viewBox="0 0 90 424" svg:d="m84 412c0 2-1 3-2 5s-3 3-6 4-7 2-12 2-11 1-19 1c-8 0-14 0-19-1s-9-1-12-2-5-2-6-4-2-3-2-5c0-93 0-185 0-277 0-2 1-4 2-5s3-3 6-4 7-2 12-3 11-1 19-1 14 0 19 1 9 1 12 3 5 2 6 4 2 3 2 5c0 92 0 184 0 277zm6-372c0 16-3 27-10 33s-18 9-35 9c-18 0-30-3-36-9s-9-16-9-31c0-16 3-27 9-33s19-9 36-9c18 0 29 3 36 9s9 16 9 31z">
              <text:p/>
            </draw:path>
            <draw:path draw:style-name="gr4" draw:text-style-name="P2" draw:layer="layout" svg:width="0.295cm" svg:height="0.442cm" svg:x="4.914cm" svg:y="11.043cm" svg:viewBox="0 0 296 443" svg:d="m296 284c0 24-3 45-9 65s-16 36-28 50-29 25-48 33c-19 7-41 11-66 11-25 0-46-3-64-10-19-7-34-17-46-30s-21-29-26-48-9-41-9-65c0-24 3-45 9-65s16-36 29-50 28-25 47-33 41-11 66-11c25 0 47 3 65 10s33 17 45 30 21 29 26 48 9 41 9 65zm-80 4c0-14-1-27-3-38s-6-22-11-30-12-15-21-20-19-7-32-7c-12 0-22 2-31 6s-16 11-21 19-10 18-13 29-4 25-4 40c0 13 1 26 3 37s6 22 11 30 12 15 21 20 20 7 32 7c12 0 22-2 31-6s16-11 22-19 9-18 12-29 4-25 4-39zm-53-276c2-2 4-4 6-5s4-3 7-4 7-2 12-2 11-1 18-1c9 0 17 0 22 1s9 2 12 4 3 3 3 5-1 5-3 7c-20 24-40 48-60 72-2 2-3 4-5 5s-4 3-7 4-5 1-9 1-9 1-15 1c-7 0-13 0-17-1s-8-2-9-3-3-3-2-5 1-5 3-7c15-24 30-48 44-72z">
              <text:p/>
            </draw:path>
            <draw:path draw:style-name="gr4" draw:text-style-name="P2" draw:layer="layout" svg:width="0.263cm" svg:height="0.306cm" svg:x="5.273cm" svg:y="11.174cm" svg:viewBox="0 0 264 307" svg:d="m264 295c0 2-1 3-2 5s-3 3-6 4-7 2-12 2-11 1-19 1c-8 0-14 0-19-1s-9-1-12-2-5-2-6-4-2-3-2-5c0-53 0-106 0-158 0-14-1-24-3-32s-5-14-8-20-9-9-15-12-13-5-20-5c-10 0-20 4-30 11s-21 18-32 32c0 61 0 122 0 184 0 2-1 3-2 5s-3 3-6 4-7 2-12 2-11 1-19 1c-8 0-14 0-19-1s-9-1-12-2-5-2-6-4-2-3-2-5c0-93 0-185 0-278 0-2 1-3 2-5s2-3 5-4 6-2 10-2 10-1 16-1c7 0 12 0 17 1s8 1 10 2 4 2 5 4 2 3 2 5c0 11 0 22 0 32 15-16 30-28 46-37s32-12 50-12c18 0 34 3 47 9s24 15 32 26 13 23 17 37 5 31 5 52c0 57 0 114 0 17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2376" draw:border="0%"/>
    <draw:gradient draw:name="Gradient_20_11" draw:display-name="Gradient 11" draw:style="linear" draw:start-color="#000000" draw:end-color="#ffffff" draw:start-intensity="100%" draw:end-intensity="100%" draw:angle="2374" draw:border="0%"/>
    <draw:gradient draw:name="Gradient_20_7" draw:display-name="Gradient 7" draw:style="linear" draw:start-color="#000000" draw:end-color="#ffffff" draw:start-intensity="100%" draw:end-intensity="100%" draw:angle="2557" draw:border="0%"/>
    <draw:gradient draw:name="Gradient_20_8" draw:display-name="Gradient 8" draw:style="linear" draw:start-color="#000000" draw:end-color="#ffffff" draw:start-intensity="100%" draw:end-intensity="100%" draw:angle="2669" draw:border="0%"/>
    <draw:gradient draw:name="Gradient_20_9" draw:display-name="Gradient 9" draw:style="linear" draw:start-color="#000000" draw:end-color="#ffffff" draw:start-intensity="100%" draw:end-intensity="100%" draw:angle="2669" draw:border="83%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464" draw:border="0%"/>
    <draw:opacity draw:name="Transparency_20_4" draw:display-name="Transparency 4" draw:style="linear" draw:start="100%" draw:end="0%" draw:angle="2392" draw:border="0%"/>
    <draw:opacity draw:name="Transparency_20_5" draw:display-name="Transparency 5" draw:style="linear" draw:start="100%" draw:end="0%" draw:angle="2609" draw:border="0%"/>
    <draw:opacity draw:name="Transparency_20_6" draw:display-name="Transparency 6" draw:style="linear" draw:start="100%" draw:end="0%" draw:angle="2454" draw:border="0%"/>
    <draw:opacity draw:name="Transparency_20_7" draw:display-name="Transparency 7" draw:style="linear" draw:start="100%" draw:end="0%" draw:angle="2391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15T18:44:17.90</meta:creation-date>
    <dc:date>2014-03-03T13:55:18.16</dc:date>
    <dc:creator>Manuel Navarro Pérez</dc:creator>
    <meta:editing-duration>PT16M15S</meta:editing-duration>
    <meta:editing-cycles>2</meta:editing-cycles>
    <meta:generator>OpenOffice.org/3.3$Win32 OpenOffice.org_project/330m20$Build-9567</meta:generator>
    <meta:document-statistic meta:object-count="49"/>
  </office:meta>
</office:document-meta>
</file>